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2" style:family="paragraph" style:parent-style-name="Title">
      <style:text-properties style:font-name="Cinzel" fo:font-size="20pt" fo:font-weight="normal" officeooo:paragraph-rsid="002028f9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aración entre XGBoost y LightGBM</text:p>
      <text:h text:style-name="P1" text:outline-level="1">Bibliografía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29:19.905034525</meta:creation-date>
    <dc:date>2024-11-18T18:33:03.123147127</dc:date>
    <meta:editing-duration>PT3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" meta:word-count="6" meta:character-count="48" meta:non-whitespace-character-count="44"/>
  </office:meta>
</office:document-meta>
</file>